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5cm" fo:min-width="7.5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35cm" fo:min-width="6.6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05cm" fo:min-width="6.5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45cm" fo:min-width="6.5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15cm" fo:min-width="6.5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5cm" fo:min-width="6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164cm" fo:min-width="2.80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eeeeee"/>
      <style:paragraph-properties fo:text-align="center"/>
      <style:text-properties fo:font-size="12pt" style:font-size-asian="15pt" style:font-size-complex="15pt"/>
    </style:style>
    <style:style style:name="P4" style:family="paragraph">
      <loext:graphic-properties draw:fill="solid"/>
      <style:paragraph-properties fo:text-align="center"/>
      <style:text-properties fo:font-size="12pt"/>
    </style:style>
    <style:style style:name="P5" style:family="paragraph">
      <loext:graphic-properties draw:fill-color="#eeeeee"/>
      <style:paragraph-properties fo:text-align="center"/>
      <style:text-properties fo:font-size="12pt"/>
    </style:style>
    <style:style style:name="P6" style:family="paragraph">
      <loext:graphic-properties draw:fill-color="#eeeeee"/>
      <style:paragraph-properties fo:text-align="center"/>
      <style:text-properties fo:font-size="12pt" fo:font-weight="bold" style:font-weight-asian="bold" style:font-weight-complex="bold"/>
    </style:style>
    <style:style style:name="P7" style:family="paragraph">
      <loext:graphic-properties draw:fill-color="#eeeeee"/>
      <style:paragraph-properties fo:text-align="start"/>
      <style:text-properties fo:font-size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2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5pt" style:font-size-complex="15pt"/>
    </style:style>
    <style:style style:name="T3" style:family="text">
      <style:text-properties fo:font-size="12pt" fo:font-style="italic" style:font-size-asian="15pt" style:font-style-asian="italic" style:font-size-complex="15pt" style:font-style-complex="italic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fo:font-style="italic" style:font-style-asian="italic" style:font-style-complex="italic"/>
    </style:style>
    <style:style style:name="T8" style:family="text">
      <style:text-properties fo:font-size="14pt" fo:font-weight="bold" style:font-weight-asian="bold" style:font-weight-complex="bold"/>
    </style:style>
    <style:style style:name="T9" style:family="text">
      <style:text-properties fo:color="#706e0c" fo:font-size="14pt"/>
    </style:style>
    <style:style style:name="T10" style:family="text">
      <style:text-properties fo:color="#650953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8cm" svg:height="1.8cm" svg:x="18cm" svg:y="9.6cm">
          <text:p text:style-name="P1"><text:span text:style-name="T1">pathology_observation_descriptions</text:span></text:p>
          <text:p text:style-name="P2"><text:span text:style-name="T2">id</text:span></text:p>
          <text:p text:style-name="P2"><text:span text:style-name="T3">code (eg HG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svg:x1="16.2cm" svg:y1="10.95cm" svg:x2="18cm" svg:y2="10.5cm" draw:start-shape="id1" draw:start-glue-point="1" svg:d="M16200 10950h900v-450h900" svg:viewBox="0 0 1801 451">
          <text:p/>
        </draw:connector>
        <draw:custom-shape draw:style-name="gr3" draw:text-style-name="P5" xml:id="id3" draw:id="id3" draw:layer="layout" svg:width="7.1cm" svg:height="1.6cm" svg:x="17.9cm" svg:y="4cm">
          <text:p text:style-name="P1"><text:span text:style-name="T4">pathology_request_descriptions</text:span></text:p>
          <text:p text:style-name="P2"><text:span text:style-name="T5">id</text:span></text:p>
          <text:p text:style-name="P2"><text:span text:style-name="T5">code (eg FBC)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6.2cm" svg:y1="6.6cm" svg:x2="17.9cm" svg:y2="4.8cm" draw:start-shape="id2" draw:start-glue-point="1" draw:end-shape="id3" draw:end-glue-point="3" svg:d="M16200 6600h850v-1800h850" svg:viewBox="0 0 1701 1801">
          <text:p/>
        </draw:connector>
        <draw:g>
          <draw:custom-shape draw:style-name="gr4" draw:text-style-name="P6" draw:layer="layout" svg:width="7cm" svg:height="1.3cm" svg:x="9.2cm" svg:y="9.3cm">
            <text:p text:style-name="P1"><text:span text:style-name="T4">pathology_observations</text:span></text:p>
            <text:p text:style-name="P1"><text:span text:style-name="T6">Created from HL7 OBX seg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1" draw:id="id1" draw:layer="layout" svg:width="7cm" svg:height="0.7cm" svg:x="9.2cm" svg:y="10.6cm">
            <text:p text:style-name="P2"><text:span text:style-name="T5">description_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xml:id="id4" draw:id="id4" draw:layer="layout" svg:width="7cm" svg:height="0.7cm" svg:x="9.2cm" svg:y="11.3cm">
            <text:p text:style-name="P2"><text:span text:style-name="T5">request_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5" draw:layer="layout" svg:width="7cm" svg:height="1.4cm" svg:x="9.2cm" svg:y="4cm">
          <text:p text:style-name="P1"><text:span text:style-name="T4">pathology_observation_request </text:span></text:p>
          <text:p text:style-name="P1"><text:span text:style-name="T7">(created from HL7 OBR segment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5" draw:id="id5" draw:layer="layout" svg:width="7cm" svg:height="0.8cm" svg:x="9.2cm" svg:y="5.4cm">
          <text:p text:style-name="P2"><text:span text:style-name="T5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7cm" svg:height="0.8cm" svg:x="9.2cm" svg:y="6.2cm">
          <text:p text:style-name="P2"><text:span text:style-name="T5">description_id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line-skew="-0.299cm" svg:x1="9.2cm" svg:y1="11.65cm" svg:x2="9.2cm" svg:y2="5.8cm" draw:start-shape="id4" draw:start-glue-point="3" draw:end-shape="id5" draw:end-glue-point="3" svg:d="M9200 11650h-800v-5850h800" svg:viewBox="0 0 801 5851">
          <text:p/>
        </draw:connector>
        <draw:custom-shape draw:style-name="gr8" draw:text-style-name="P9" draw:layer="layout" svg:width="3.3cm" svg:height="5cm" svg:x="3.1cm" svg:y="4.7cm">
          <text:p text:style-name="P2"><text:span text:style-name="T8">HL7 msg</text:span></text:p>
          <text:p text:style-name="P2"><text:span text:style-name="T9">OBR</text:span></text:p>
          <text:p text:style-name="P2"><text:span text:style-name="T10">OBX</text:span></text:p>
          <text:p text:style-name="P2"><text:span text:style-name="T10">OBX</text:span></text:p>
          <text:p text:style-name="P2"><text:span text:style-name="T9">OBR</text:span></text:p>
          <text:p text:style-name="P2"><text:span text:style-name="T10">OBX</text:span></text:p>
          <text:p text:style-name="P2"><text:span text:style-name="T10">…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7" draw:layer="layout" svg:width="7cm" svg:height="0.8cm" svg:x="9.2cm" svg:y="7cm">
          <text:p text:style-name="P2"><text:span text:style-name="T5">patient_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08:40:17.941999939</meta:creation-date>
    <dc:date>2019-08-21T09:16:35.099613864</dc:date>
    <meta:editing-duration>PT12M36S</meta:editing-duration>
    <meta:editing-cycles>4</meta:editing-cycles>
    <meta:generator>LibreOffice/6.2.6.2$MacOSX_X86_64 LibreOffice_project/684e730861356e74889dfe6dbddd3562aae2e6ad</meta:generator>
    <meta:document-statistic meta:object-count="14"/>
  </office:meta>
</office:document-meta>
</file>